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666666" style:font-name="monospace" fo:background-color="transparent"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10"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6" style:family="paragraph" style:parent-style-name="Preformatted_20_Text">
      <loext:graphic-properties draw:fill="solid" draw:fill-color="#ffffff" draw:opacity="100%"/>
      <style:paragraph-properties fo:background-color="#ffffff" fo:padding="0in" fo:border="none"/>
    </style:style>
    <style:style style:name="P17" style:family="paragraph" style:parent-style-name="Preformatted_20_Text">
      <loext:graphic-properties draw:fill="solid" draw:fill-color="#000000" draw:opacity="100%"/>
      <style:paragraph-properties fo:background-color="#000000" fo:padding="0in" fo:border="none"/>
    </style:style>
    <style:style style:name="P18"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9" style:family="paragraph" style:parent-style-name="Text_20_body">
      <style:paragraph-properties fo:text-align="center" style:justify-single-word="false"/>
      <style:text-properties fo:color="#ffffff" fo:background-color="#337ab7" loext:padding="0in" loext:border="none"/>
    </style:style>
    <style:style style:name="P20" style:family="paragraph" style:parent-style-name="Text_20_body">
      <style:paragraph-properties fo:text-align="center" style:justify-single-word="false"/>
      <style:text-properties fo:color="#000000" fo:background-color="#dff0d8" loext:padding="0in" loext:border="none"/>
    </style:style>
    <style:style style:name="P21" style:family="paragraph" style:parent-style-name="Text_20_body">
      <style:paragraph-properties fo:text-align="center" style:justify-single-word="false"/>
      <style:text-properties fo:color="#000000" fo:background-color="#f2dede"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3"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8" style:family="paragraph" style:parent-style-name="Text_20_body" style:list-style-name="L1">
      <style:paragraph-properties fo:margin-top="0in" fo:margin-bottom="0.0937in" loext:contextual-spacing="false"/>
      <style:text-properties fo:color="#000000" loext:padding="0in" loext:border="none"/>
    </style:style>
    <style:style style:name="P29" style:family="paragraph" style:parent-style-name="Text_20_body" style:list-style-name="L2">
      <style:paragraph-properties fo:margin-top="0in" fo:margin-bottom="0.0937in" loext:contextual-spacing="false"/>
      <style:text-properties fo:color="#000000" loext:padding="0in" loext:border="none"/>
    </style:style>
    <style:style style:name="P30" style:family="paragraph" style:parent-style-name="Text_20_body" style:list-style-name="L3">
      <style:paragraph-properties fo:margin-top="0in" fo:margin-bottom="0.0937in" loext:contextual-spacing="false"/>
    </style:style>
    <style:style style:name="P31" style:family="paragraph" style:parent-style-name="Text_20_body" style:list-style-name="L4">
      <style:paragraph-properties fo:margin-top="0in" fo:margin-bottom="0.0937in" loext:contextual-spacing="false"/>
    </style:style>
    <style:style style:name="P32" style:family="paragraph" style:parent-style-name="Text_20_body" style:list-style-name="L5">
      <style:paragraph-properties fo:margin-top="0in" fo:margin-bottom="0.0937in" loext:contextual-spacing="false"/>
    </style:style>
    <style:style style:name="P33" style:family="paragraph" style:parent-style-name="Text_20_body" style:list-style-name="L6">
      <style:paragraph-properties fo:margin-top="0in" fo:margin-bottom="0.0937in" loext:contextual-spacing="false"/>
    </style:style>
    <style:style style:name="P34" style:family="paragraph" style:parent-style-name="Text_20_body" style:list-style-name="L7">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style:font-name="monospace" fo:font-size="10.5pt" fo:font-weight="bold" fo:background-color="#eff0f1" loext:char-shading-value="0" loext:padding="0in" loext:border="none"/>
    </style:style>
    <style:style style:name="T6" style:family="text">
      <style:text-properties fo:color="#000000" style:font-name="monospace" fo:font-size="10.5pt" fo:background-color="#eff0f1" loext:char-shading-value="0"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background-color="#ffffff" loext:char-shading-value="0" loext:padding="0in" loext:border="none"/>
    </style:style>
    <style:style style:name="T9" style:family="text">
      <style:text-properties fo:color="#000000" loext:padding="0in" loext:border="none"/>
    </style:style>
    <style:style style:name="T10" style:family="text">
      <style:text-properties fo:color="#000000" fo:font-weight="bold" loext:padding="0in" loext:border="none"/>
    </style:style>
    <style:style style:name="T11" style:family="text">
      <style:text-properties style:font-name="monospace"/>
    </style:style>
    <style:style style:name="T12" style:family="text">
      <style:text-properties style:text-underline-style="solid" style:text-underline-width="auto" style:text-underline-color="font-color"/>
    </style:style>
    <style:style style:name="T13" style:family="text">
      <style:text-properties fo:color="#008000"/>
    </style:style>
    <style:style style:name="T14" style:family="text">
      <style:text-properties fo:color="#008000" fo:font-weight="bold"/>
    </style:style>
    <style:style style:name="T15" style:family="text">
      <style:text-properties fo:color="#008000" style:font-name="monospace"/>
    </style:style>
    <style:style style:name="T16" style:family="text">
      <style:text-properties fo:color="#008000" style:font-name="monospace" fo:font-weight="bold"/>
    </style:style>
    <style:style style:name="T17" style:family="text">
      <style:text-properties fo:color="#666666"/>
    </style:style>
    <style:style style:name="T18" style:family="text">
      <style:text-properties fo:color="#666666" style:font-name="monospace"/>
    </style:style>
    <style:style style:name="T19" style:family="text">
      <style:text-properties fo:color="#ba2121"/>
    </style:style>
    <style:style style:name="T20" style:family="text">
      <style:text-properties fo:color="#ba2121" style:font-name="monospace"/>
    </style:style>
    <style:style style:name="T21" style:family="text">
      <style:text-properties fo:color="#bb6622" style:font-name="monospace" fo:font-weight="bold"/>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 for Robotics</text:h>
      <text:p text:style-name="P5"/>
      <text:h text:style-name="P2" text:outline-level="1"><text:span text:style-name="T1">Chapter 2:</text:span>   Conditional Statements and Loops</text:h>
      <text:p text:style-name="P19">- Summary -</text:p>
      <text:p text:style-name="P24"><text:span text:style-name="T3">Estimated time to completion: </text:span><text:span text:style-name="Strong_20_Emphasis"><text:span text:style-name="T4">3 hours</text:span></text:span></text:p>
      <text:p text:style-name="P25">In this unit you are going to learn some more advanced tools that are going to allow you to create more complex and interesting programs. Specifically, you are going to learn about conditional statements and loops.</text:p>
      <text:p text:style-name="P19">- End of Summary -</text:p>
      <text:p text:style-name="P25">Remember that in this course, we want to keep the focus on C++, not on ROS. You have already understood what useful datatypes we can use in a variable, and how the user can interact with a program with the output and input.</text:p>
      <text:p text:style-name="P25">In this chapter we are going to make our programs richer. Conditional statements and loops are essential tools in any programming language you may be using so, if you understand them in C++, you can apply their logic anywhere!</text:p>
      <text:p text:style-name="P25">Finally, it is very important that you remember that C++ is a compiled language, so every time we make changes to our code we'll need to first compile it and then execute it, in order to see the changes in the simulation. Go back to section 1.1 if you have any doubt.</text:p>
      <text:h text:style-name="P3" text:outline-level="2"><text:span text:style-name="T1">2.1</text:span>   Conditional Statements</text:h>
      <text:p text:style-name="P25">The first thing we want robots to do is to decide for themselves what they should do but, until they are smart enough, you have to program these decisions for them.</text:p>
      <text:p text:style-name="P24"><text:span text:style-name="T3">The most common conditions in programming are </text:span><text:span text:style-name="Strong_20_Emphasis"><text:span text:style-name="Source_20_Text"><text:span text:style-name="T5">if</text:span></text:span></text:span><text:span text:style-name="T3"> </text:span><text:span text:style-name="Strong_20_Emphasis"><text:span text:style-name="T4">statements</text:span></text:span><text:span text:style-name="T3">. For example, we can tell to the robot:</text:span></text:p>
      <text:list xml:id="list2142304328" text:style-name="L1">
        <text:list-item>
          <text:p text:style-name="P28">if you see a puppy: go hug him</text:p>
        </text:list-item>
        <text:list-item>
          <text:p text:style-name="P28">if you see a tiger: run!</text:p>
        </text:list-item>
      </text:list>
      <text:p text:style-name="P25">This is an if statement with two different conditions and two different resulting actions. This is one case where the conditions are not exclusive, the robot can see a puppy, or a tiger, or both or none.</text:p>
      <text:p text:style-name="P24"><text:span text:style-name="T3">There are </text:span><text:span text:style-name="Strong_20_Emphasis"><text:span text:style-name="Source_20_Text"><text:span text:style-name="T5">if</text:span></text:span></text:span><text:span text:style-name="T3"> </text:span><text:span text:style-name="Strong_20_Emphasis"><text:span text:style-name="T4">statements</text:span></text:span><text:span text:style-name="T3"> with exclusive conditions, where the condition is evaluated by boolean variables, </text:span><text:span text:style-name="Strong_20_Emphasis"><text:span text:style-name="Source_20_Text"><text:span text:style-name="T5">true</text:span></text:span></text:span><text:span text:style-name="T3"> or </text:span><text:span text:style-name="Strong_20_Emphasis"><text:span text:style-name="Source_20_Text"><text:span text:style-name="T5">false</text:span></text:span></text:span><text:span text:style-name="T3">. For example, we can tell to the robot:</text:span></text:p>
      <text:list xml:id="list857024036" text:style-name="L2">
        <text:list-item>
          <text:p text:style-name="P29">if the light is on: turn it off</text:p>
        </text:list-item>
        <text:list-item>
          <text:p text:style-name="P29">if the light is off: leave the room</text:p>
        </text:list-item>
      </text:list>
      <text:p text:style-name="P25">These <text:span text:style-name="T12">light is on</text:span> and <text:span text:style-name="T12">light is off</text:span> conditions can be rewritten as <text:span text:style-name="T12">light is on</text:span>: true, and <text:span text:style-name="T12">light is on</text:span>: false.</text:p>
      <text:p text:style-name="P25">You'll understand it better with a flowchart:</text:p>
      <text:p text:style-name="P26"><text:soft-page-break/><draw:frame draw:style-name="fr2" draw:name="Image1" text:anchor-type="as-char" svg:width="5.2083in" svg:height="0.3929in" draw:z-index="0"><draw:image xlink:href="https://s3.eu-west-1.amazonaws.com/notebooks.ws/cpp_for_robotics/images/flowchart.png" xlink:type="simple" xlink:show="embed" xlink:actuate="onLoad" loext:mime-type="image/png"/></draw:frame></text:p>
      <text:p text:style-name="P24"><text:span text:style-name="T3">In C++ the structure of this program will always be </text:span><text:span text:style-name="Strong_20_Emphasis"><text:span text:style-name="T4">if condition: statement</text:span></text:span><text:span text:style-name="T3">, so this flowchart may result in a C++ program like this:</text:span></text:p>
      <text:p text:style-name="P23">In [ ]:</text:p>
      <text:p text:style-name="P6"><text:span text:style-name="T14">if</text:span> (light_is_on <text:span text:style-name="T17">==</text:span> true) {</text:p>
      <text:p text:style-name="P11"><text:s text:c="4"/></text:p>
      <text:p text:style-name="P11"><text:s text:c="4"/><text:span text:style-name="T11">turn_the_light_off();</text:span></text:p>
      <text:p text:style-name="P11"><text:s text:c="4"/></text:p>
      <text:p text:style-name="P12">} <text:span text:style-name="T14">else</text:span> <text:span text:style-name="T14">if</text:span> (light_is_on <text:span text:style-name="T17">==</text:span> false) {</text:p>
      <text:p text:style-name="P11"><text:s text:c="4"/></text:p>
      <text:p text:style-name="P11"><text:s text:c="4"/><text:span text:style-name="T11">leave_the_room();</text:span></text:p>
      <text:p text:style-name="P11"><text:s text:c="4"/></text:p>
      <text:p text:style-name="P12">}</text:p>
      <text:p text:style-name="P24"><text:span text:style-name="T3">As you can see, </text:span><text:span text:style-name="Strong_20_Emphasis"><text:span text:style-name="Source_20_Text"><text:span text:style-name="T5">light_is_on</text:span></text:span></text:span><text:span text:style-name="T3"> is a boolean that can take the values </text:span><text:span text:style-name="Strong_20_Emphasis"><text:span text:style-name="Source_20_Text"><text:span text:style-name="T5">true</text:span></text:span></text:span><text:span text:style-name="T3"> or </text:span><text:span text:style-name="Strong_20_Emphasis"><text:span text:style-name="Source_20_Text"><text:span text:style-name="T5">false</text:span></text:span></text:span><text:span text:style-name="T3">.</text:span></text:p>
      <text:list xml:id="list2599513096" text:style-name="L3">
        <text:list-item>
          <text:p text:style-name="P30"><text:span text:style-name="T9">If it is </text:span><text:span text:style-name="Source_20_Text"><text:span text:style-name="T6">true</text:span></text:span><text:span text:style-name="T9">, the function </text:span><text:span text:style-name="Strong_20_Emphasis"><text:span text:style-name="Source_20_Text"><text:span text:style-name="T5">turn_the_light_off()</text:span></text:span></text:span><text:span text:style-name="T9"> will be executed, and the robot will perform the action of turning the light off.</text:span></text:p>
        </text:list-item>
        <text:list-item>
          <text:p text:style-name="P30"><text:span text:style-name="T9">If it is </text:span><text:span text:style-name="Source_20_Text"><text:span text:style-name="T6">false</text:span></text:span><text:span text:style-name="T9">, the function </text:span><text:span text:style-name="Strong_20_Emphasis"><text:span text:style-name="Source_20_Text"><text:span text:style-name="T5">leave_the_room()</text:span></text:span></text:span><text:span text:style-name="T9"> will be executed, and the robot will perform the action of leaving the room.</text:span></text:p>
        </text:list-item>
      </text:list>
      <text:p text:style-name="P24"><text:span text:style-name="T3">This is an example of an if statement with two if conditions, that's why we use </text:span><text:span text:style-name="Strong_20_Emphasis"><text:span text:style-name="Source_20_Text"><text:span text:style-name="T5">if</text:span></text:span></text:span><text:span text:style-name="T3"> and </text:span><text:span text:style-name="Strong_20_Emphasis"><text:span text:style-name="Source_20_Text"><text:span text:style-name="T5">else if</text:span></text:span></text:span><text:span text:style-name="T3">. As these conditions are exclusive, which means that the light can only be on or not on, the if statement can also be written as:</text:span></text:p>
      <text:p text:style-name="P23">In [ ]:</text:p>
      <text:p text:style-name="P6"><text:span text:style-name="T14">if</text:span> (light_is_on <text:span text:style-name="T17">==</text:span> true) {</text:p>
      <text:p text:style-name="P11"><text:s text:c="4"/></text:p>
      <text:p text:style-name="P11"><text:s text:c="4"/><text:span text:style-name="T11">turn_the_light_off();</text:span></text:p>
      <text:p text:style-name="P11"><text:s text:c="4"/></text:p>
      <text:p text:style-name="P12">} <text:span text:style-name="T14">else</text:span> {</text:p>
      <text:p text:style-name="P11"><text:s text:c="4"/></text:p>
      <text:p text:style-name="P11"><text:s text:c="4"/><text:span text:style-name="T11">leave_the_room();</text:span></text:p>
      <text:p text:style-name="P11"><text:s text:c="4"/></text:p>
      <text:p text:style-name="P12">}</text:p>
      <text:p text:style-name="P24"><text:span text:style-name="T3">As you can see, if </text:span><text:span text:style-name="Strong_20_Emphasis"><text:span text:style-name="Source_20_Text"><text:span text:style-name="T5">light_is_on</text:span></text:span></text:span><text:span text:style-name="T3"> is </text:span><text:span text:style-name="Strong_20_Emphasis"><text:span text:style-name="Source_20_Text"><text:span text:style-name="T5">true</text:span></text:span></text:span><text:span text:style-name="T3"> the robot performs the action of turning it off, in all the other possible occurrences the robot will perform the action of leaving the room. That's why we used </text:span><text:span text:style-name="Strong_20_Emphasis"><text:span text:style-name="Source_20_Text"><text:span text:style-name="T5">if</text:span></text:span></text:span><text:span text:style-name="T3"> and </text:span><text:span text:style-name="Strong_20_Emphasis"><text:span text:style-name="Source_20_Text"><text:span text:style-name="T5">else</text:span></text:span></text:span><text:span text:style-name="T3">, where </text:span><text:span text:style-name="Strong_20_Emphasis"><text:span text:style-name="Source_20_Text"><text:span text:style-name="T5">else</text:span></text:span></text:span><text:span text:style-name="T3"> means all the other possible occurrences.</text:span></text:p>
      <text:p text:style-name="P25">If you don't want the robot to perform any action if the light is not on, you can eliminate the else:</text:p>
      <text:p text:style-name="P23">In [ ]:</text:p>
      <text:p text:style-name="P6"><text:span text:style-name="T14">if</text:span> (light_is_on <text:span text:style-name="T17">==</text:span> true) {</text:p>
      <text:p text:style-name="P11"><text:s text:c="4"/></text:p>
      <text:p text:style-name="P11"><text:s text:c="4"/><text:span text:style-name="T11">turn_the_light_off();</text:span></text:p>
      <text:p text:style-name="P11"><text:s text:c="4"/></text:p>
      <text:p text:style-name="P12">}</text:p>
      <text:p text:style-name="P25">This way the robot will only turn the light off if the light is on. It will perform no other action.</text:p>
      <text:h text:style-name="P3" text:outline-level="2"><text:span text:style-name="T1">2.2</text:span>   Blocks and indentations</text:h>
      <text:p text:style-name="P24"><text:span text:style-name="T3">As you may have already noticed, the statements that are inside the condition are </text:span><text:span text:style-name="Strong_20_Emphasis"><text:span text:style-name="T4">indented</text:span></text:span><text:span text:style-name="T3"> and also between brackets </text:span><text:span text:style-name="Strong_20_Emphasis"><text:span text:style-name="Source_20_Text"><text:span text:style-name="T5">{ }</text:span></text:span></text:span><text:span text:style-name="T3">. Inside these brackets there can </text:span><text:soft-page-break/><text:span text:style-name="T3">be more than one line to execute, which constitute a </text:span><text:span text:style-name="Strong_20_Emphasis"><text:span text:style-name="T4">block</text:span></text:span><text:span text:style-name="T3">. These indented blocks of code are executed if the condition is evaluated as </text:span><text:span text:style-name="Source_20_Text"><text:span text:style-name="T7">true</text:span></text:span><text:span text:style-name="T3">:</text:span></text:p>
      <text:p text:style-name="P23">In [ ]:</text:p>
      <text:p text:style-name="P6"><text:span text:style-name="T14">if</text:span> (condition) {</text:p>
      <text:p text:style-name="P11"><text:s text:c="4"/><text:span text:style-name="T11">statement;</text:span></text:p>
      <text:p text:style-name="P11"><text:s text:c="4"/><text:span text:style-name="T11">statement;</text:span></text:p>
      <text:p text:style-name="P11"><text:s text:c="4"/><text:span text:style-name="T11">statement;</text:span></text:p>
      <text:p text:style-name="P12">} <text:span text:style-name="T14">else</text:span> {</text:p>
      <text:p text:style-name="P11"><text:s text:c="4"/><text:span text:style-name="T11">statement;</text:span></text:p>
      <text:p text:style-name="P11"><text:s text:c="4"/><text:span text:style-name="T11">statement;</text:span></text:p>
      <text:p text:style-name="P12">}</text:p>
      <text:p text:style-name="P24"><text:span text:style-name="T3">For instance, the following example of code asks the user about the most boring movie he has ever seen. The indented print statement will only be executed if the user answers </text:span><text:span text:style-name="Source_20_Text"><text:span text:style-name="T7">"Lord of the Rings"</text:span></text:span><text:span text:style-name="T3">. If the user answers another movie, nothing will be printed:</text:span></text:p>
      <text:p text:style-name="P23">In [ ]:</text:p>
      <text:p text:style-name="P6">string movie;</text:p>
      <text:p text:style-name="P12">cout <text:span text:style-name="T17">&lt;&lt;</text:span> <text:span text:style-name="T19">"What's the most boring movie you have ever seen?"</text:span>;</text:p>
      <text:p text:style-name="P12">getline(cin, movie);</text:p>
      <text:p text:style-name="P13"/>
      <text:p text:style-name="P12"><text:span text:style-name="T14">if</text:span> (movie <text:span text:style-name="T17">==</text:span> <text:span text:style-name="T19">"Lord of the Rings"</text:span>) {</text:p>
      <text:p text:style-name="P11"><text:s text:c="4"/><text:span text:style-name="T11">cout </text:span><text:span text:style-name="T18">&lt;&lt;</text:span><text:span text:style-name="T11"> </text:span><text:span text:style-name="T20">"I will never speak to you again. Goodbye. </text:span><text:span text:style-name="T21">\n</text:span><text:span text:style-name="T20">"</text:span><text:span text:style-name="T11">;</text:span></text:p>
      <text:p text:style-name="P12">}</text:p>
      <text:p text:style-name="P25">Choose the movie you want and try this C++ program on your own!</text:p>
      <text:p text:style-name="P24"><text:span text:style-name="T3">Remember to go into the </text:span><text:span text:style-name="Strong_20_Emphasis"><text:span text:style-name="Source_20_Text"><text:span text:style-name="T5">/utilities</text:span></text:span></text:span><text:span text:style-name="T3"> folder, create a file with the extension </text:span><text:span text:style-name="Strong_20_Emphasis"><text:span text:style-name="Source_20_Text"><text:span text:style-name="T5">.cpp</text:span></text:span></text:span><text:span text:style-name="T3">, try to follow the structure we explained in the previous chapter (</text:span><text:span text:style-name="Strong_20_Emphasis"><text:span text:style-name="Source_20_Text"><text:span text:style-name="T5">include</text:span></text:span></text:span><text:span text:style-name="T3"> necessary libraries, start the program with </text:span><text:span text:style-name="Strong_20_Emphasis"><text:span text:style-name="Source_20_Text"><text:span text:style-name="T5">int main()</text:span></text:span></text:span><text:span text:style-name="T3"> and don't forget to close with </text:span><text:span text:style-name="Strong_20_Emphasis"><text:span text:style-name="Source_20_Text"><text:span text:style-name="T5">return 0</text:span></text:span></text:span><text:span text:style-name="T3"> or use the </text:span><text:span text:style-name="Strong_20_Emphasis"><text:span text:style-name="Source_20_Text"><text:span text:style-name="T5">namespace std</text:span></text:span></text:span><text:span text:style-name="T3">).</text:span></text:p>
      <text:p text:style-name="P24"><text:span text:style-name="T3">Compile the file with </text:span><text:span text:style-name="Strong_20_Emphasis"><text:span text:style-name="Source_20_Text"><text:span text:style-name="T5">g++</text:span></text:span></text:span><text:span text:style-name="T3"> and execute the compiled file.</text:span></text:p>
      <text:p text:style-name="P27">   <text:span text:style-name="T2">Execute in webshell</text:span></text:p>
      <text:p text:style-name="P23">In [ ]:</text:p>
      <text:p text:style-name="P6">cd <text:span text:style-name="T17">~/</text:span>catkin_ws<text:span text:style-name="T17">/</text:span>src<text:span text:style-name="T17">/</text:span>cpp_course_repo<text:span text:style-name="T17">/</text:span>utilities<text:span text:style-name="T17">/</text:span></text:p>
      <text:p text:style-name="P23">In [ ]:</text:p>
      <text:p text:style-name="P6">touch boring_movie<text:span text:style-name="T17">.</text:span>cpp</text:p>
      <text:p text:style-name="P23">In [ ]:</text:p>
      <text:p text:style-name="P6">g<text:span text:style-name="T17">++</text:span> <text:span text:style-name="T17">-</text:span>std<text:span text:style-name="T17">=</text:span>c<text:span text:style-name="T17">++11</text:span> boring_movie<text:span text:style-name="T17">.</text:span>cpp <text:span text:style-name="T17">-</text:span>o boring_movie_compiled</text:p>
      <text:p text:style-name="P23">In [ ]:</text:p>
      <text:p text:style-name="P6"><text:span text:style-name="T17">./</text:span>boring_movie_compiled</text:p>
      <text:p text:style-name="P25">Anyway, this example is very poor, isn't it?</text:p>
      <text:p text:style-name="P25">What happens if our user actually likes this movie but hates other romantic movies such as "Postdata, I love you" or typical Hollywood movies such as "Baywatch"?</text:p>
      <text:p text:style-name="P25">We can update our code adding a more complex condition, that says this movie AND this other movie, or this movie OR this other movie. This can be done with the symbols:</text:p>
      <text:p text:style-name="P16"><text:span text:style-name="Source_20_Text"><text:span text:style-name="T8">&gt; &amp;&amp; (AND)</text:span></text:span></text:p>
      <text:p text:style-name="P16"><text:span text:style-name="Source_20_Text"><text:span text:style-name="T8">&gt; || (OR)</text:span></text:span></text:p>
      <text:p text:style-name="P9"><text:soft-page-break/></text:p>
      <text:p text:style-name="P25">Let's update our code again:</text:p>
      <text:p text:style-name="P23">In [ ]:</text:p>
      <text:p text:style-name="P6">string movie;</text:p>
      <text:p text:style-name="P12">cout <text:span text:style-name="T17">&lt;&lt;</text:span> <text:span text:style-name="T19">"What's the most boring movie you have ever seen?"</text:span>;</text:p>
      <text:p text:style-name="P12">getline(cin, movie);</text:p>
      <text:p text:style-name="P13"/>
      <text:p text:style-name="P12"><text:span text:style-name="T14">if</text:span> (movie <text:span text:style-name="T17">==</text:span> <text:span text:style-name="T19">"Lord of the Rings"</text:span>) {</text:p>
      <text:p text:style-name="P11"><text:s text:c="4"/><text:span text:style-name="T11">cout </text:span><text:span text:style-name="T18">&lt;&lt;</text:span><text:span text:style-name="T11"> </text:span><text:span text:style-name="T20">"I will never speak to you again. Goodbye. </text:span><text:span text:style-name="T21">\n</text:span><text:span text:style-name="T20">"</text:span><text:span text:style-name="T11">;</text:span></text:p>
      <text:p text:style-name="P12">} <text:span text:style-name="T14">else</text:span> <text:span text:style-name="T14">if</text:span> (movie <text:span text:style-name="T17">==</text:span> <text:span text:style-name="T19">"Postdata, I love you"</text:span> <text:span text:style-name="T17">||</text:span> movie <text:span text:style-name="T17">==</text:span> <text:span text:style-name="T19">"Baywatch"</text:span>) {</text:p>
      <text:p text:style-name="P11"><text:s text:c="4"/><text:span text:style-name="T11">cout </text:span><text:span text:style-name="T18">&lt;&lt;</text:span><text:span text:style-name="T11"> </text:span><text:span text:style-name="T20">"I think we might become friends! :)"</text:span><text:span text:style-name="T11">;</text:span></text:p>
      <text:p text:style-name="P12">} <text:span text:style-name="T14">else</text:span> {</text:p>
      <text:p text:style-name="P11"><text:s text:c="4"/><text:span text:style-name="T11">cout </text:span><text:span text:style-name="T18">&lt;&lt;</text:span><text:span text:style-name="T11"> </text:span><text:span text:style-name="T20">"I honestly don't know if I can trust you"</text:span><text:span text:style-name="T11">;</text:span></text:p>
      <text:p text:style-name="P12">}</text:p>
      <text:p text:style-name="P25">Try out this example!</text:p>
      <text:p text:style-name="P24"><text:span text:style-name="T3">Summarizing this section, there always has to be one </text:span><text:span text:style-name="Strong_20_Emphasis"><text:span text:style-name="Source_20_Text"><text:span text:style-name="T5">if</text:span></text:span></text:span><text:span text:style-name="T3"> statement in the beginning, and a block to execute if the condition is fulfilled. Next, there can be as many </text:span><text:span text:style-name="Strong_20_Emphasis"><text:span text:style-name="Source_20_Text"><text:span text:style-name="T5">else if</text:span></text:span></text:span><text:span text:style-name="T3"> statements as you want, with the corresponding blocks to execute. Finally, there might or might no be one </text:span><text:span text:style-name="Strong_20_Emphasis"><text:span text:style-name="Source_20_Text"><text:span text:style-name="T5">else</text:span></text:span></text:span><text:span text:style-name="T3"> statement to summarize the conditions not considered previously.</text:span></text:p>
      <text:p text:style-name="P23">In [ ]:</text:p>
      <text:p text:style-name="P6"><text:span text:style-name="T14">if</text:span> (condition_1) {</text:p>
      <text:p text:style-name="P11"><text:s text:c="4"/><text:span text:style-name="T11">statement_block_1;</text:span></text:p>
      <text:p text:style-name="P12">} <text:span text:style-name="T14">else</text:span> <text:span text:style-name="T14">if</text:span> (condition_2) {</text:p>
      <text:p text:style-name="P11"><text:s text:c="4"/><text:span text:style-name="T11">statement_block_2;</text:span></text:p>
      <text:p text:style-name="P12">} <text:span text:style-name="T14">else</text:span> <text:span text:style-name="T14">if</text:span> (condition_3) {</text:p>
      <text:p text:style-name="P11"><text:s text:c="4"/><text:span text:style-name="T11">statement_block_3;</text:span></text:p>
      <text:p text:style-name="P12">} <text:span text:style-name="T14">else</text:span> {</text:p>
      <text:p text:style-name="P11"><text:s text:c="4"/><text:span text:style-name="T11">statement_block_else;</text:span></text:p>
      <text:p text:style-name="P12">}</text:p>
      <text:p text:style-name="P20">- Exercise 2.1 -</text:p>
      <text:p text:style-name="P25">Let's go back to practice!</text:p>
      <text:p text:style-name="P24"><text:span text:style-name="T3">You will create a simple program that does the following: instruct the robot to move forward for a certain amount of seconds. You can pick any number between 1 and 10 seconds for this duration. Then using an </text:span><text:span text:style-name="Strong_20_Emphasis"><text:span text:style-name="Source_20_Text"><text:span text:style-name="T5">if</text:span></text:span></text:span><text:span text:style-name="T3"> statement check if the robot has reached a specific goal position or not. You can choose whatever goal position you want, a good value is beteen 1 and 5 meters. If the robot has not reached the goal position, the robot will move forward again for one second. If it has overpassed it, the robot will stop.</text:span></text:p>
      <text:p text:style-name="P25">That’s all! The program will finish after that.</text:p>
      <text:p text:style-name="P24"><text:span text:style-name="T3">You are going to implement an </text:span><text:span text:style-name="Strong_20_Emphasis"><text:span text:style-name="Source_20_Text"><text:span text:style-name="T5">if</text:span></text:span></text:span><text:span text:style-name="T3"> statement that, after receiving the </text:span><text:span text:style-name="Strong_20_Emphasis"><text:span text:style-name="Source_20_Text"><text:span text:style-name="T5">x</text:span></text:span></text:span><text:span text:style-name="T3"> position of the robot, will follow this flowchart:</text:span></text:p>
      <text:p text:style-name="P25"><draw:frame draw:style-name="fr1" draw:name="Image2" text:anchor-type="paragraph" svg:width="4.1665in" svg:height="0.3929in" draw:z-index="1"><draw:image xlink:href="https://s3.eu-west-1.amazonaws.com/notebooks.ws/cpp_for_robotics/images/cpp_robotics_if_diagram.png" xlink:type="simple" xlink:show="embed" xlink:actuate="onLoad" loext:mime-type="image/png"/></draw:frame>In order to do so:</text:p>
      <text:list xml:id="list2490418563" text:style-name="L4">
        <text:list-item>
          <text:p text:style-name="P31"><text:span text:style-name="T9">Open the IDE, and inside the folder </text:span><text:span text:style-name="Strong_20_Emphasis"><text:span text:style-name="Source_20_Text"><text:span text:style-name="T5">c_scripts/src/</text:span></text:span></text:span><text:span text:style-name="T9"> open the file </text:span><text:span text:style-name="Strong_20_Emphasis"><text:span text:style-name="Source_20_Text"><text:span text:style-name="T5">unit2_exercise.cpp</text:span></text:span></text:span><text:span text:style-name="T9">. Take the </text:span><text:span text:style-name="Strong_20_Emphasis"><text:span text:style-name="Source_20_Text"><text:span text:style-name="T5">unit1_exercise.cpp</text:span></text:span></text:span><text:span text:style-name="T9"> as an example for the structure of the code.</text:span></text:p>
        </text:list-item>
        <text:list-item>
          <text:p text:style-name="P31"><text:span text:style-name="T9">Use the method </text:span><text:span text:style-name="Strong_20_Emphasis"><text:span text:style-name="Source_20_Text"><text:span text:style-name="T5">move_forward(s)</text:span></text:span></text:span><text:span text:style-name="T9"> for the initial robot movement. Pass as a parameter </text:span><text:span text:style-name="Strong_20_Emphasis"><text:span text:style-name="Source_20_Text"><text:span text:style-name="T5">s</text:span></text:span></text:span><text:span text:style-name="T9"> the number of seconds you want it to move.</text:span></text:p>
        </text:list-item>
        <text:list-item>
          <text:p text:style-name="P31"><text:soft-page-break/><text:span text:style-name="T9">Assign a value of your choice to the variable </text:span><text:span text:style-name="Source_20_Text"><text:span text:style-name="T6">x_limit</text:span></text:span><text:span text:style-name="T9"> and use it in the if statement.</text:span></text:p>
        </text:list-item>
        <text:list-item>
          <text:p text:style-name="P31"><text:span text:style-name="T9">Use the method </text:span><text:span text:style-name="Strong_20_Emphasis"><text:span text:style-name="Source_20_Text"><text:span text:style-name="T5">stop_moving()</text:span></text:span></text:span><text:span text:style-name="T9"> to stop the robot.</text:span></text:p>
        </text:list-item>
        <text:list-item>
          <text:p text:style-name="P31"><text:span text:style-name="T9">Use the method </text:span><text:span text:style-name="Strong_20_Emphasis"><text:span text:style-name="Source_20_Text"><text:span text:style-name="T5">move_forward(1)</text:span></text:span></text:span><text:span text:style-name="T9"> again to move forward one more second.</text:span></text:p>
        </text:list-item>
      </text:list>
      <text:p text:style-name="P24"><text:span text:style-name="T3">In the presented image shown below, the robot has surpassed the position defined by </text:span><text:span text:style-name="Source_20_Text"><text:span text:style-name="T7">x_limit</text:span></text:span><text:span text:style-name="T3"> and stops accordingly:</text:span></text:p>
      <text:p text:style-name="P26"><draw:frame draw:style-name="fr2" draw:name="Image3" text:anchor-type="as-char" svg:width="4.1665in" svg:height="0.3929in" draw:z-index="2"><draw:image xlink:href="https://s3.eu-west-1.amazonaws.com/notebooks.ws/cpp_for_robotics/images/unit31.gif" xlink:type="simple" xlink:show="embed" xlink:actuate="onLoad" loext:mime-type="image/gif"/></draw:frame></text:p>
      <text:p text:style-name="P25">Remember to run the program by doing:</text:p>
      <text:p text:style-name="P27">   <text:span text:style-name="T2">Execute in webshell</text:span></text:p>
      <text:p text:style-name="P23">In [ ]:</text:p>
      <text:p text:style-name="P6">rosrun c_scripts unit2_exercise</text:p>
      <text:p text:style-name="P22">- End of Exercise 2.1 -</text:p>
      <text:p text:style-name="P21">- Solution of Exercise 2.1 -</text:p>
      <text:p text:style-name="P25">Please try to do it by yourself unless you get stuck or need some inspiration. You will learn much more if you fight for each exercise.</text:p>
      <text:p text:style-name="P27">   <text:span text:style-name="T2">unit2_exercise.cpp</text:span></text:p>
      <text:p text:style-name="P23">In [ ]:</text:p>
      <text:p text:style-name="P7">#include "rosbot_control/rosbot_class.h"</text:p>
      <text:p text:style-name="P14">#include &lt;ros/ros.h&gt;</text:p>
      <text:p text:style-name="P13"/>
      <text:p text:style-name="P12"><text:span text:style-name="T13">int</text:span> main(<text:span text:style-name="T13">int</text:span> argc, char <text:span text:style-name="T17">**</text:span>argv) {</text:p>
      <text:p text:style-name="P11"><text:s text:c="2"/><text:span text:style-name="T11">ros::init(argc, argv, </text:span><text:span text:style-name="T20">"rosbot_node"</text:span><text:span text:style-name="T11">);</text:span></text:p>
      <text:p text:style-name="P13"/>
      <text:p text:style-name="P11"><text:s text:c="2"/><text:span text:style-name="T11">RosbotClass rosbot;</text:span></text:p>
      <text:p text:style-name="P11"><text:s text:c="2"/></text:p>
      <text:p text:style-name="P11"><text:s text:c="2"/><text:span text:style-name="T11">rosbot</text:span><text:span text:style-name="T18">.</text:span><text:span text:style-name="T11">move_forward(</text:span><text:span text:style-name="T18">5.0</text:span><text:span text:style-name="T11">);</text:span></text:p>
      <text:p text:style-name="P13"/>
      <text:p text:style-name="P11"><text:s text:c="2"/><text:span text:style-name="T15">float</text:span><text:span text:style-name="T11"> x_limit </text:span><text:span text:style-name="T18">=</text:span><text:span text:style-name="T11"> </text:span><text:span text:style-name="T18">10.0</text:span><text:span text:style-name="T11">;</text:span></text:p>
      <text:p text:style-name="P11"><text:s text:c="2"/><text:span text:style-name="T15">float</text:span><text:span text:style-name="T11"> x </text:span><text:span text:style-name="T18">=</text:span><text:span text:style-name="T11"> rosbot</text:span><text:span text:style-name="T18">.</text:span><text:span text:style-name="T11">get_position(</text:span><text:span text:style-name="T18">1</text:span><text:span text:style-name="T11">);</text:span></text:p>
      <text:p text:style-name="P11"><text:s text:c="2"/><text:span text:style-name="T11">ROS_INFO_STREAM(</text:span><text:span text:style-name="T20">"X reached: "</text:span><text:span text:style-name="T11"> </text:span><text:span text:style-name="T18">&lt;&lt;</text:span><text:span text:style-name="T11"> x);</text:span></text:p>
      <text:p text:style-name="P11"><text:s/></text:p>
      <text:p text:style-name="P11"><text:s text:c="2"/><text:span text:style-name="T16">if</text:span><text:span text:style-name="T11"> (x </text:span><text:span text:style-name="T18">&lt;=</text:span><text:span text:style-name="T11"> x_limit) {</text:span></text:p>
      <text:p text:style-name="P11"><text:s text:c="6"/><text:span text:style-name="T11">rosbot</text:span><text:span text:style-name="T18">.</text:span><text:span text:style-name="T11">move_forward(</text:span><text:span text:style-name="T18">1</text:span><text:span text:style-name="T11">);</text:span></text:p>
      <text:p text:style-name="P11"><text:s text:c="6"/><text:span text:style-name="T11">rosbot</text:span><text:span text:style-name="T18">.</text:span><text:span text:style-name="T11">stop_moving();</text:span></text:p>
      <text:p text:style-name="P11"><text:s text:c="2"/><text:span text:style-name="T11">} </text:span><text:span text:style-name="T16">else</text:span><text:span text:style-name="T11"> {</text:span></text:p>
      <text:p text:style-name="P11"><text:s text:c="6"/><text:span text:style-name="T11">rosbot</text:span><text:span text:style-name="T18">.</text:span><text:span text:style-name="T11">stop_moving();</text:span></text:p>
      <text:p text:style-name="P11"><text:s text:c="2"/><text:span text:style-name="T11">}</text:span></text:p>
      <text:p text:style-name="P13"/>
      <text:p text:style-name="P11"><text:s text:c="2"/><text:span text:style-name="T16">return</text:span><text:span text:style-name="T11"> </text:span><text:span text:style-name="T18">0</text:span><text:span text:style-name="T11">;</text:span></text:p>
      <text:p text:style-name="P12">}</text:p>
      <text:p text:style-name="P21">- End of Solution of Exercise 2.1 -</text:p>
      <text:p text:style-name="P25">You will agree that this program we just made is not the most useful we could do. Well, at least it implements a condition! But we are not going very far with this if our intention is to build an intelligent robot.</text:p>
      <text:p text:style-name="P25">The condition we implemented is only evaluated once, so the robot can travel forward one time or stop moving immediatly, but that's just it.</text:p>
      <text:p text:style-name="P25"><text:soft-page-break/>Now, you might wonder how we can make our program check this condition repeatedly, or keep telling the robot to move forward. Well, this is where Loops come in handy!</text:p>
      <text:h text:style-name="P3" text:outline-level="2"><text:span text:style-name="T1">2.3</text:span>   Loops</text:h>
      <text:p text:style-name="P25">In many cases, when creating more complex programs, it will be necessary to evaluate a sequence of statements repeatedly. For instance, check out the following flowchart:</text:p>
      <text:p text:style-name="P25"><draw:frame draw:style-name="fr1" draw:name="Image4" text:anchor-type="paragraph" svg:width="4.1665in" svg:height="0.3929in" draw:z-index="3"><draw:image xlink:href="https://s3.eu-west-1.amazonaws.com/notebooks.ws/cpp_for_robotics/images/while_loop_exercise_flow_chart.png" xlink:type="simple" xlink:show="embed" xlink:actuate="onLoad" loext:mime-type="image/png"/></draw:frame>The above flowchart may result in a C++ program like this:</text:p>
      <text:p text:style-name="P23">In [ ]:</text:p>
      <text:p text:style-name="P6"><text:span text:style-name="T14">while</text:span> (position_not_greater_than_x_limit) {</text:p>
      <text:p text:style-name="P11"><text:s text:c="4"/><text:span text:style-name="T11">move_forward();</text:span></text:p>
      <text:p text:style-name="P12">}</text:p>
      <text:p text:style-name="P13"/>
      <text:p text:style-name="P12">stop_moving();</text:p>
      <text:p text:style-name="P24"><text:span text:style-name="T3">In the flowchart above, the condition is checked repeatedly. In this case, the condition we are checking is if the position given by Odometry is greater than </text:span><text:span text:style-name="Source_20_Text"><text:span text:style-name="T7">x_limit</text:span></text:span><text:span text:style-name="T3">. If not, we will have to keep moving the robot until the condition is matched. Only when the distance is greater than </text:span><text:span text:style-name="Source_20_Text"><text:span text:style-name="T7">x_limit</text:span></text:span><text:span text:style-name="T3"> (the condition is </text:span><text:span text:style-name="Source_20_Text"><text:span text:style-name="T7">true</text:span></text:span><text:span text:style-name="T3">) it will be able to go outside the loop.</text:span></text:p>
      <text:p text:style-name="P24"><text:span text:style-name="T3">Outside this loop it will find the function </text:span><text:span text:style-name="Source_20_Text"><text:span text:style-name="T7">stop_moving()</text:span></text:span><text:span text:style-name="T3"> that will make him stop.</text:span></text:p>
      <text:p text:style-name="P24"><text:span text:style-name="T3">C++ provides three different types of loops: </text:span><text:span text:style-name="Strong_20_Emphasis"><text:span text:style-name="T4">while loop</text:span></text:span><text:span text:style-name="T3">, </text:span><text:span text:style-name="Strong_20_Emphasis"><text:span text:style-name="T4">for loop</text:span></text:span><text:span text:style-name="T3"> and </text:span><text:span text:style-name="Strong_20_Emphasis"><text:span text:style-name="T4">do-while loop</text:span></text:span><text:span text:style-name="T3">. The </text:span><text:span text:style-name="Strong_20_Emphasis"><text:span text:style-name="T4">do-while loop</text:span></text:span><text:span text:style-name="T3"> will not be covered here since in most cases, the </text:span><text:span text:style-name="Strong_20_Emphasis"><text:span text:style-name="T4">for loop</text:span></text:span><text:span text:style-name="T3"> or </text:span><text:span text:style-name="Strong_20_Emphasis"><text:span text:style-name="T4">while loop</text:span></text:span><text:span text:style-name="T3">, is sufficient for iterating through any set of data, and they offer more control over the looping process.</text:span></text:p>
      <text:h text:style-name="P4" text:outline-level="3"><text:span text:style-name="T1">2.3.1</text:span>   While loops</text:h>
      <text:p text:style-name="P24"><text:span text:style-name="T3">Let's take a look at an example of a while loop. Inspect the following code and paste it to a program in </text:span><text:span text:style-name="Strong_20_Emphasis"><text:span text:style-name="Source_20_Text"><text:span text:style-name="T5">/utilities</text:span></text:span></text:span><text:span text:style-name="T3"> folder to test it:</text:span></text:p>
      <text:p text:style-name="P23">In [ ]:</text:p>
      <text:p text:style-name="P7">#include &lt;iostream&gt;</text:p>
      <text:p text:style-name="P12">using namespace std;</text:p>
      <text:p text:style-name="P13"/>
      <text:p text:style-name="P12"><text:span text:style-name="T13">int</text:span> main() { <text:s/></text:p>
      <text:p text:style-name="P11"><text:s text:c="2"/><text:span text:style-name="T15">int</text:span><text:span text:style-name="T11"> counter </text:span><text:span text:style-name="T18">=</text:span><text:span text:style-name="T11"> </text:span><text:span text:style-name="T18">0</text:span><text:span text:style-name="T11">;</text:span></text:p>
      <text:p text:style-name="P11"><text:s text:c="2"/><text:span text:style-name="T16">while</text:span><text:span text:style-name="T11"> (counter </text:span><text:span text:style-name="T18">&lt;</text:span><text:span text:style-name="T11"> </text:span><text:span text:style-name="T18">5</text:span><text:span text:style-name="T11">) {</text:span></text:p>
      <text:p text:style-name="P11"><text:s text:c="4"/><text:span text:style-name="T11">counter </text:span><text:span text:style-name="T18">+=</text:span><text:span text:style-name="T11"> </text:span><text:span text:style-name="T18">1</text:span><text:span text:style-name="T11">;</text:span></text:p>
      <text:p text:style-name="P11"><text:s text:c="4"/><text:span text:style-name="T11">cout </text:span><text:span text:style-name="T18">&lt;&lt;</text:span><text:span text:style-name="T11"> </text:span><text:span text:style-name="T20">"Count: "</text:span><text:span text:style-name="T11"> </text:span><text:span text:style-name="T18">&lt;&lt;</text:span><text:span text:style-name="T11"> counter </text:span><text:span text:style-name="T18">&lt;&lt;</text:span><text:span text:style-name="T11"> endl; </text:span></text:p>
      <text:p text:style-name="P11"><text:s text:c="2"/><text:span text:style-name="T11">}</text:span></text:p>
      <text:p text:style-name="P11"><text:s text:c="2"/><text:span text:style-name="T11">cout </text:span><text:span text:style-name="T18">&lt;&lt;</text:span><text:span text:style-name="T11"> </text:span><text:span text:style-name="T20">" Got out of the while loop!"</text:span><text:span text:style-name="T11"> </text:span><text:span text:style-name="T18">&lt;&lt;</text:span><text:span text:style-name="T11"> endl;</text:span></text:p>
      <text:p text:style-name="P13"/>
      <text:p text:style-name="P11"><text:s text:c="2"/><text:span text:style-name="T16">return</text:span><text:span text:style-name="T11"> </text:span><text:span text:style-name="T18">0</text:span><text:span text:style-name="T11">;</text:span></text:p>
      <text:p text:style-name="P12">}</text:p>
      <text:p text:style-name="P25">What you'll see is that the programs prints ascending values of counter until it reaches the value 5:</text:p>
      <text:p text:style-name="P18">1</text:p>
      <text:p text:style-name="P17"/>
      <text:p text:style-name="P18">2</text:p>
      <text:p text:style-name="P17"/>
      <text:p text:style-name="P18">3</text:p>
      <text:p text:style-name="P17"><text:soft-page-break/></text:p>
      <text:p text:style-name="P18">4</text:p>
      <text:p text:style-name="P17"/>
      <text:p text:style-name="P10">5</text:p>
      <text:p text:style-name="P25">Got out of the while loop!</text:p>
      <text:p text:style-name="P25">Basically, this is what's going on in the above example:</text:p>
      <text:list xml:id="list4251353884" text:style-name="L5">
        <text:list-item>
          <text:p text:style-name="P32"><text:span text:style-name="Strong_20_Emphasis"><text:span text:style-name="Source_20_Text"><text:span text:style-name="T5">counter</text:span></text:span></text:span><text:span text:style-name="T9"> is initially 0. The condition in the while statement is </text:span><text:span text:style-name="Strong_20_Emphasis"><text:span text:style-name="Source_20_Text"><text:span text:style-name="T5">counter &lt; 5</text:span></text:span></text:span><text:span text:style-name="T9">, which is </text:span><text:span text:style-name="Strong_20_Emphasis"><text:span text:style-name="Source_20_Text"><text:span text:style-name="T5">true</text:span></text:span></text:span><text:span text:style-name="T9">, so the loop body executes.</text:span></text:p>
        </text:list-item>
        <text:list-item>
          <text:p text:style-name="P32"><text:span text:style-name="T9">Inside the loop body, </text:span><text:span text:style-name="Strong_20_Emphasis"><text:span text:style-name="Source_20_Text"><text:span text:style-name="T5">counter</text:span></text:span></text:span><text:span text:style-name="T9"> is incremented by </text:span><text:span text:style-name="Strong_20_Emphasis"><text:span text:style-name="Source_20_Text"><text:span text:style-name="T5">1</text:span></text:span></text:span><text:span text:style-name="T9">, and then printed.</text:span></text:p>
        </text:list-item>
        <text:list-item>
          <text:p text:style-name="P32"><text:span text:style-name="T9">When the body of the loop has finished, the program returns to the top of the loop and the condition is evaluated again. Now, the value of the </text:span><text:span text:style-name="Source_20_Text"><text:span text:style-name="T6">counter</text:span></text:span><text:span text:style-name="T9"> is </text:span><text:span text:style-name="Source_20_Text"><text:span text:style-name="T6">1</text:span></text:span><text:span text:style-name="T9">, so the condition is still </text:span><text:span text:style-name="Strong_20_Emphasis"><text:span text:style-name="Source_20_Text"><text:span text:style-name="T5">true</text:span></text:span></text:span><text:span text:style-name="T9">, so the body executes again.</text:span></text:p>
        </text:list-item>
        <text:list-item>
          <text:p text:style-name="P32"><text:span text:style-name="T9">This continues until the </text:span><text:span text:style-name="Source_20_Text"><text:span text:style-name="T6">counter</text:span></text:span><text:span text:style-name="T9"> becomes </text:span><text:span text:style-name="Source_20_Text"><text:span text:style-name="T6">5</text:span></text:span><text:span text:style-name="T9">. At that point, when the condition is evaluated is </text:span><text:span text:style-name="Strong_20_Emphasis"><text:span text:style-name="Source_20_Text"><text:span text:style-name="T5">false</text:span></text:span></text:span><text:span text:style-name="T9">, so the loop terminates. The execution of the program will resume at the first statement following the loop body, which is the last print (</text:span><text:span text:style-name="Strong_20_Emphasis"><text:span text:style-name="Source_20_Text"><text:span text:style-name="T5">"Got out of the while loop!"</text:span></text:span></text:span><text:span text:style-name="T9">).</text:span></text:p>
        </text:list-item>
      </text:list>
      <text:p text:style-name="P20">- Exercise 2.2 -</text:p>
      <text:p text:style-name="P24"><text:span text:style-name="T3">Modify the </text:span><text:span text:style-name="Strong_20_Emphasis"><text:span text:style-name="Source_20_Text"><text:span text:style-name="T5">unit2_exercise.cpp</text:span></text:span></text:span><text:span text:style-name="T3"> code to admit a </text:span><text:span text:style-name="Strong_20_Emphasis"><text:span text:style-name="T4">while loop</text:span></text:span><text:span text:style-name="T3"> that reproduces the flowchart from the example above.</text:span></text:p>
      <text:p text:style-name="P24"><text:span text:style-name="T3">Keep in mind that inside the while loop the value of </text:span><text:span text:style-name="Strong_20_Emphasis"><text:span text:style-name="Source_20_Text"><text:span text:style-name="T5">x</text:span></text:span></text:span><text:span text:style-name="T3"> needs to be updated every time, by calling the method </text:span><text:span text:style-name="Strong_20_Emphasis"><text:span text:style-name="Source_20_Text"><text:span text:style-name="T5">get_position()</text:span></text:span></text:span><text:span text:style-name="T3">.</text:span></text:p>
      <text:p text:style-name="P22">- End of Exercise 2.2 -</text:p>
      <text:p text:style-name="P21">- Solution of Exercise 2.2 -</text:p>
      <text:p text:style-name="P25">Please try to do it by yourself unless you get stuck or need some inspiration. You will learn much more if you fight for each exercise.</text:p>
      <text:p text:style-name="P27">   <text:span text:style-name="T2">unit2_exercise.cpp</text:span></text:p>
      <text:p text:style-name="P23">In [ ]:</text:p>
      <text:p text:style-name="P7">#include "rosbot_control/rosbot_class.h"</text:p>
      <text:p text:style-name="P14">#include &lt;ros/ros.h&gt;</text:p>
      <text:p text:style-name="P13"/>
      <text:p text:style-name="P12"><text:span text:style-name="T13">int</text:span> main(<text:span text:style-name="T13">int</text:span> argc, char <text:span text:style-name="T17">**</text:span>argv) {</text:p>
      <text:p text:style-name="P11"><text:s text:c="2"/><text:span text:style-name="T11">ros::init(argc, argv, </text:span><text:span text:style-name="T20">"rosbot_node"</text:span><text:span text:style-name="T11">);</text:span></text:p>
      <text:p text:style-name="P13"/>
      <text:p text:style-name="P11"><text:s text:c="2"/><text:span text:style-name="T11">RosbotClass rosbot;</text:span></text:p>
      <text:p text:style-name="P11"><text:s text:c="2"/></text:p>
      <text:p text:style-name="P11"><text:s text:c="2"/><text:span text:style-name="T11">rosbot</text:span><text:span text:style-name="T18">.</text:span><text:span text:style-name="T11">move_forward(</text:span><text:span text:style-name="T18">5.0</text:span><text:span text:style-name="T11">);</text:span></text:p>
      <text:p text:style-name="P13"/>
      <text:p text:style-name="P11"><text:s text:c="2"/><text:span text:style-name="T15">float</text:span><text:span text:style-name="T11"> x_limit </text:span><text:span text:style-name="T18">=</text:span><text:span text:style-name="T11"> </text:span><text:span text:style-name="T18">10.0</text:span><text:span text:style-name="T11">;</text:span></text:p>
      <text:p text:style-name="P11"><text:s text:c="2"/><text:span text:style-name="T15">float</text:span><text:span text:style-name="T11"> x </text:span><text:span text:style-name="T18">=</text:span><text:span text:style-name="T11"> rosbot</text:span><text:span text:style-name="T18">.</text:span><text:span text:style-name="T11">get_position(</text:span><text:span text:style-name="T18">1</text:span><text:span text:style-name="T11">);</text:span></text:p>
      <text:p text:style-name="P11"><text:s text:c="2"/><text:span text:style-name="T11">ROS_INFO_STREAM(</text:span><text:span text:style-name="T20">"X reached: "</text:span><text:span text:style-name="T11"> </text:span><text:span text:style-name="T18">&lt;&lt;</text:span><text:span text:style-name="T11"> x);</text:span></text:p>
      <text:p text:style-name="P11"><text:s/></text:p>
      <text:p text:style-name="P11"><text:s text:c="2"/><text:span text:style-name="T16">while</text:span><text:span text:style-name="T11"> (x </text:span><text:span text:style-name="T18">&lt;</text:span><text:span text:style-name="T11"> x_limit) {</text:span></text:p>
      <text:p text:style-name="P11"><text:s text:c="6"/><text:span text:style-name="T11">x </text:span><text:span text:style-name="T18">=</text:span><text:span text:style-name="T11"> rosbot</text:span><text:span text:style-name="T18">.</text:span><text:span text:style-name="T11">get_position(</text:span><text:span text:style-name="T18">1</text:span><text:span text:style-name="T11">);</text:span></text:p>
      <text:p text:style-name="P11"><text:s text:c="6"/><text:span text:style-name="T11">rosbot</text:span><text:span text:style-name="T18">.</text:span><text:span text:style-name="T11">move_forward(</text:span><text:span text:style-name="T18">1.0</text:span><text:span text:style-name="T11">);</text:span></text:p>
      <text:p text:style-name="P13"/>
      <text:p text:style-name="P11"><text:s text:c="2"/><text:span text:style-name="T11">}</text:span></text:p>
      <text:p text:style-name="P11"><text:s text:c="2"/><text:span text:style-name="T11">rosbot</text:span><text:span text:style-name="T18">.</text:span><text:span text:style-name="T11">stop_moving();</text:span></text:p>
      <text:p text:style-name="P13"/>
      <text:p text:style-name="P11"><text:soft-page-break/><text:s text:c="2"/><text:span text:style-name="T16">return</text:span><text:span text:style-name="T11"> </text:span><text:span text:style-name="T18">0</text:span><text:span text:style-name="T11">;</text:span></text:p>
      <text:p text:style-name="P12">}</text:p>
      <text:p text:style-name="P21">- End of Solution of Exercise 2.2 -</text:p>
      <text:h text:style-name="P4" text:outline-level="3"><text:span text:style-name="T1">2.3.2</text:span>   For loops</text:h>
      <text:p text:style-name="P24"><text:span text:style-name="T3">For loops are used to iterate over a sequence of items. It steps through the items of lists, strings, keys of dictionaries and any other iterable. The C++ for loop starts with the keyword </text:span><text:span text:style-name="Strong_20_Emphasis"><text:span text:style-name="Source_20_Text"><text:span text:style-name="T5">for</text:span></text:span></text:span><text:span text:style-name="T3">, followed by an arbitrary variable name, which will hold the values of the following sequence object, which is stepped through. The general syntax looks like this:</text:span></text:p>
      <text:p text:style-name="P23">In [ ]:</text:p>
      <text:p text:style-name="P6"><text:span text:style-name="T14">for</text:span> ( init; condition; increment ) {</text:p>
      <text:p text:style-name="P11"><text:s text:c="4"/><text:span text:style-name="T11">block_statement;</text:span></text:p>
      <text:p text:style-name="P12">}</text:p>
      <text:p text:style-name="P25">The items of the sequence object are assigned one after another to the loop variable. Then, for each item of the sequence, the loop body is executed.</text:p>
      <text:p text:style-name="P25">Check out the following example of a simple for loop in C++:</text:p>
      <text:p text:style-name="P23">In [ ]:</text:p>
      <text:p text:style-name="P6"><text:span text:style-name="T14">for</text:span> ( <text:span text:style-name="T13">int</text:span> i<text:span text:style-name="T17">=0</text:span>; i <text:span text:style-name="T17">&lt;</text:span> <text:span text:style-name="T17">5</text:span>; i<text:span text:style-name="T17">+=1</text:span> ) {</text:p>
      <text:p text:style-name="P11"><text:s text:c="4"/><text:span text:style-name="T11">cout </text:span><text:span text:style-name="T18">&lt;&lt;</text:span><text:span text:style-name="T11"> i </text:span><text:span text:style-name="T18">&lt;&lt;</text:span><text:span text:style-name="T11"> endl;</text:span></text:p>
      <text:p text:style-name="P12">}</text:p>
      <text:p text:style-name="P24"><text:span text:style-name="T3">This for loop only prints the index </text:span><text:span text:style-name="Strong_20_Emphasis"><text:span text:style-name="Source_20_Text"><text:span text:style-name="T5">i</text:span></text:span></text:span><text:span text:style-name="T3"> at each iteration:</text:span></text:p>
      <text:p text:style-name="P25">0</text:p>
      <text:p text:style-name="P25">1</text:p>
      <text:p text:style-name="P25">2</text:p>
      <text:p text:style-name="P25">3</text:p>
      <text:p text:style-name="P25">4</text:p>
      <text:p text:style-name="P24"><text:span text:style-name="T3">In here the </text:span><text:span text:style-name="Strong_20_Emphasis"><text:span text:style-name="Source_20_Text"><text:span text:style-name="T5">init</text:span></text:span></text:span><text:span text:style-name="T3"> statement initializes the index </text:span><text:span text:style-name="Strong_20_Emphasis"><text:span text:style-name="Source_20_Text"><text:span text:style-name="T5">i</text:span></text:span></text:span><text:span text:style-name="T3"> at zero, the condition is that this index never takes a value greater than 5, and the increment statement just increments this </text:span><text:span text:style-name="Strong_20_Emphasis"><text:span text:style-name="Source_20_Text"><text:span text:style-name="T5">i</text:span></text:span></text:span><text:span text:style-name="T3"> in 1 each time. The block_statement is just a print that allows you to see how the value of </text:span><text:span text:style-name="Strong_20_Emphasis"><text:span text:style-name="Source_20_Text"><text:span text:style-name="T5">i</text:span></text:span></text:span><text:span text:style-name="T3"> changes.</text:span></text:p>
      <text:p text:style-name="P25">We can also use this index to loop through a string and each time get a different item of it:</text:p>
      <text:p text:style-name="P23">In [ ]:</text:p>
      <text:p text:style-name="P6">string sentence <text:span text:style-name="T17">=</text:span> <text:span text:style-name="T19">"Hello"</text:span>;</text:p>
      <text:p text:style-name="P13"/>
      <text:p text:style-name="P12"><text:span text:style-name="T14">for</text:span> ( <text:span text:style-name="T13">int</text:span> i<text:span text:style-name="T17">=0</text:span>; i <text:span text:style-name="T17">&lt;</text:span> <text:span text:style-name="T17">5</text:span>; i<text:span text:style-name="T17">+=1</text:span> ) {</text:p>
      <text:p text:style-name="P11"><text:s text:c="4"/><text:span text:style-name="T11">cout </text:span><text:span text:style-name="T18">&lt;&lt;</text:span><text:span text:style-name="T11"> sentence[i] </text:span><text:span text:style-name="T18">&lt;&lt;</text:span><text:span text:style-name="T11"> endl;</text:span></text:p>
      <text:p text:style-name="P12">}</text:p>
      <text:p text:style-name="P25">This for loop will print:</text:p>
      <text:p text:style-name="P25">H</text:p>
      <text:p text:style-name="P25">e</text:p>
      <text:p text:style-name="P25">l</text:p>
      <text:p text:style-name="P25">l</text:p>
      <text:p text:style-name="P25">o</text:p>
      <text:p text:style-name="P25"><text:soft-page-break/>Finally, C++ is not super friendly when it comes to accessing lists items. Fortunately, since we are using the version C++11 there's a quick way to obtain all the items in a list sequentially:</text:p>
      <text:p text:style-name="P23">In [ ]:</text:p>
      <text:p text:style-name="P6"><text:span text:style-name="T13">list</text:span><text:span text:style-name="T17">&lt;</text:span>string<text:span text:style-name="T17">&gt;</text:span> spells({<text:span text:style-name="T19">"Lumos"</text:span>,<text:span text:style-name="T19">"Alohomora"</text:span>,<text:span text:style-name="T19">"Wingardium Leviosa"</text:span>,<text:span text:style-name="T19">"Crucio"</text:span>,<text:span text:style-name="T19">"Expecto Patronum"</text:span>});</text:p>
      <text:p text:style-name="P13"/>
      <text:p text:style-name="P12"><text:span text:style-name="T14">for</text:span> (string spell : spells) {</text:p>
      <text:p text:style-name="P11"><text:s text:c="4"/><text:span text:style-name="T11">cout </text:span><text:span text:style-name="T18">&lt;&lt;</text:span><text:span text:style-name="T11"> spell </text:span><text:span text:style-name="T18">&lt;&lt;</text:span><text:span text:style-name="T11"> </text:span><text:span text:style-name="T20">", "</text:span><text:span text:style-name="T11">;</text:span></text:p>
      <text:p text:style-name="P12">}</text:p>
      <text:p text:style-name="P12">cout <text:span text:style-name="T17">&lt;&lt;</text:span> endl;</text:p>
      <text:p text:style-name="P24"><text:span text:style-name="T3">Automatically, C++ calls </text:span><text:span text:style-name="Strong_20_Emphasis"><text:span text:style-name="Source_20_Text"><text:span text:style-name="T5">spell</text:span></text:span></text:span><text:span text:style-name="T3"> to each item of the list </text:span><text:span text:style-name="Strong_20_Emphasis"><text:span text:style-name="Source_20_Text"><text:span text:style-name="T5">spells</text:span></text:span></text:span><text:span text:style-name="T3">, and allows us to print them sequentially.</text:span></text:p>
      <text:p text:style-name="P20">- Exercise 2.3 -</text:p>
      <text:p text:style-name="P24"><text:span text:style-name="T3">Let's use a list in our robot program. First, modify the code inside </text:span><text:span text:style-name="Strong_20_Emphasis"><text:span text:style-name="Source_20_Text"><text:span text:style-name="T5">unit2_exercise.cpp</text:span></text:span></text:span><text:span text:style-name="T3"> to only perform three actions:</text:span></text:p>
      <text:list xml:id="list2044078823" text:style-name="L6">
        <text:list-item>
          <text:p text:style-name="P33"><text:span text:style-name="T9">Make the robot move with the method </text:span><text:span text:style-name="Strong_20_Emphasis"><text:span text:style-name="Source_20_Text"><text:span text:style-name="T5">move()</text:span></text:span></text:span><text:span text:style-name="T9"> for as many seconds as you wish</text:span></text:p>
        </text:list-item>
        <text:list-item>
          <text:p text:style-name="P33"><text:span text:style-name="T9">Call the method </text:span><text:span text:style-name="Strong_20_Emphasis"><text:span text:style-name="Source_20_Text"><text:span text:style-name="T5">get_position_full()</text:span></text:span></text:span><text:span text:style-name="T9"> to obtain a list with the coordinates</text:span></text:p>
        </text:list-item>
        <text:list-item>
          <text:p text:style-name="P33"><text:span text:style-name="T9">Use a </text:span><text:span text:style-name="Strong_20_Emphasis"><text:span text:style-name="Source_20_Text"><text:span text:style-name="T5">for</text:span></text:span></text:span><text:span text:style-name="T9"> </text:span><text:span text:style-name="Strong_20_Emphasis"><text:span text:style-name="T10">loop</text:span></text:span><text:span text:style-name="T9"> to print the coordinates</text:span></text:p>
        </text:list-item>
      </text:list>
      <text:p text:style-name="P24"><text:span text:style-name="Strong_20_Emphasis"><text:span text:style-name="T4">NOTE:</text:span></text:span></text:p>
      <text:p text:style-name="P24"><text:span text:style-name="Strong_20_Emphasis"><text:span text:style-name="T4">Remember to include the </text:span></text:span><text:span text:style-name="Strong_20_Emphasis"><text:span text:style-name="Source_20_Text"><text:span text:style-name="T5">"list"</text:span></text:span></text:span><text:span text:style-name="Strong_20_Emphasis"><text:span text:style-name="T4"> header file at the top of the program, with the line:</text:span></text:span></text:p>
      <text:p text:style-name="P23">In [ ]:</text:p>
      <text:p text:style-name="P7">#include &lt;list&gt;</text:p>
      <text:p text:style-name="P22">- End of Exercise 2.3 -</text:p>
      <text:p text:style-name="P21">- Solution of Exercise 2.3 -</text:p>
      <text:p text:style-name="P25">Please try to do it by yourself unless you get stuck or need some inspiration. You will learn much more if you fight for each exercise.</text:p>
      <text:p text:style-name="P27">   <text:span text:style-name="T2">unit2_exercise.cpp</text:span></text:p>
      <text:p text:style-name="P23">In [ ]:</text:p>
      <text:p text:style-name="P7">#include "rosbot_control/rosbot_class.h"</text:p>
      <text:p text:style-name="P14">#include &lt;ros/ros.h&gt;</text:p>
      <text:p text:style-name="P13"/>
      <text:p text:style-name="P12"><text:span text:style-name="T13">int</text:span> main(<text:span text:style-name="T13">int</text:span> argc, char <text:span text:style-name="T17">**</text:span>argv) {</text:p>
      <text:p text:style-name="P11"><text:s text:c="2"/><text:span text:style-name="T11">ros::init(argc, argv, </text:span><text:span text:style-name="T20">"rosbot_node"</text:span><text:span text:style-name="T11">);</text:span></text:p>
      <text:p text:style-name="P13"/>
      <text:p text:style-name="P11"><text:s text:c="2"/><text:span text:style-name="T11">RosbotClass rosbot;</text:span></text:p>
      <text:p text:style-name="P11"><text:s text:c="2"/><text:span text:style-name="T11">rosbot</text:span><text:span text:style-name="T18">.</text:span><text:span text:style-name="T11">move();</text:span></text:p>
      <text:p text:style-name="P13"/>
      <text:p text:style-name="P11"><text:s text:c="2"/><text:span text:style-name="T15">list</text:span><text:span text:style-name="T18">&lt;</text:span><text:span text:style-name="T15">float</text:span><text:span text:style-name="T18">&gt;</text:span><text:span text:style-name="T11"> list_coordinates;</text:span></text:p>
      <text:p text:style-name="P11"><text:s text:c="2"/><text:span text:style-name="T11">list_coordinates </text:span><text:span text:style-name="T18">=</text:span><text:span text:style-name="T11"> rosbot</text:span><text:span text:style-name="T18">.</text:span><text:span text:style-name="T11">get_position_full();</text:span></text:p>
      <text:p text:style-name="P11"><text:s text:c="2"/><text:span text:style-name="T16">for</text:span><text:span text:style-name="T11"> (</text:span><text:span text:style-name="T15">float</text:span><text:span text:style-name="T11"> coordinate : list_coordinates) {</text:span></text:p>
      <text:p text:style-name="P11"><text:s text:c="4"/><text:span text:style-name="T11">ROS_INFO_STREAM(coordinate </text:span><text:span text:style-name="T18">&lt;&lt;</text:span><text:span text:style-name="T11"> </text:span><text:span text:style-name="T20">", "</text:span><text:span text:style-name="T11">);</text:span></text:p>
      <text:p text:style-name="P11"><text:s text:c="2"/><text:span text:style-name="T11">}</text:span></text:p>
      <text:p text:style-name="P13"/>
      <text:p text:style-name="P11"><text:s text:c="2"/><text:span text:style-name="T16">return</text:span><text:span text:style-name="T11"> </text:span><text:span text:style-name="T18">0</text:span><text:span text:style-name="T11">;</text:span></text:p>
      <text:p text:style-name="P12">}</text:p>
      <text:p text:style-name="P21">- End of Solution of Exercise 2.3 -</text:p>
      <text:h text:style-name="P3" text:outline-level="2"><text:soft-page-break/><text:span text:style-name="T1">2.4</text:span>   Interrupt of loop iterations</text:h>
      <text:p text:style-name="P25">In each example that you have seen so far the entire block_statement of the loop is executed on each iteration. C++ provides two keywords that terminate a loop iteration prematurely:</text:p>
      <text:list xml:id="list1388737816" text:style-name="L7">
        <text:list-item>
          <text:p text:style-name="P34"><text:span text:style-name="Strong_20_Emphasis"><text:span text:style-name="Source_20_Text"><text:span text:style-name="T5">break</text:span></text:span></text:span><text:span text:style-name="T9">: it immediately terminates a loop entirely. Program execution proceeds to the first statement following the loop body.</text:span></text:p>
        </text:list-item>
        <text:list-item>
          <text:p text:style-name="P34"><text:span text:style-name="Strong_20_Emphasis"><text:span text:style-name="Source_20_Text"><text:span text:style-name="T5">continue</text:span></text:span></text:span><text:span text:style-name="T9">: it immediately terminates the current loop iteration. Execution jumps to the top of the loop, and the condition is re-evaluated to determine whether the loop will execute again or terminate.</text:span></text:p>
        </text:list-item>
      </text:list>
      <text:p text:style-name="P25">Check out the following examples:</text:p>
      <text:p text:style-name="P23">In [ ]:</text:p>
      <text:p text:style-name="P6"><text:span text:style-name="T13">int</text:span> counter <text:span text:style-name="T17">=</text:span> <text:span text:style-name="T17">0</text:span>;</text:p>
      <text:p text:style-name="P13"/>
      <text:p text:style-name="P12"><text:span text:style-name="T14">while</text:span> (counter <text:span text:style-name="T17">&lt;</text:span> <text:span text:style-name="T17">5</text:span>) {</text:p>
      <text:p text:style-name="P11"><text:s text:c="4"/><text:span text:style-name="T11">counter </text:span><text:span text:style-name="T18">+=</text:span><text:span text:style-name="T11"> </text:span><text:span text:style-name="T18">1</text:span><text:span text:style-name="T11">;</text:span></text:p>
      <text:p text:style-name="P11"><text:s text:c="4"/><text:span text:style-name="T16">if</text:span><text:span text:style-name="T11"> (counter </text:span><text:span text:style-name="T18">==</text:span><text:span text:style-name="T11"> </text:span><text:span text:style-name="T18">3</text:span><text:span text:style-name="T11">){</text:span></text:p>
      <text:p text:style-name="P11"><text:s text:c="8"/><text:span text:style-name="T16">break</text:span><text:span text:style-name="T11">;</text:span></text:p>
      <text:p text:style-name="P11"><text:s text:c="4"/><text:span text:style-name="T11">}</text:span></text:p>
      <text:p text:style-name="P11"><text:s text:c="4"/><text:span text:style-name="T11">cout </text:span><text:span text:style-name="T18">&lt;&lt;</text:span><text:span text:style-name="T11"> counter </text:span><text:span text:style-name="T18">&lt;&lt;</text:span><text:span text:style-name="T11"> endl;</text:span></text:p>
      <text:p text:style-name="P12">}</text:p>
      <text:p text:style-name="P12">cout <text:span text:style-name="T17">&lt;&lt;</text:span> <text:span text:style-name="T19">" Got out of the while loop!"</text:span> <text:span text:style-name="T17">&lt;&lt;</text:span> endl;</text:p>
      <text:p text:style-name="P25">This example prints the following:</text:p>
      <text:p text:style-name="P23">In [ ]:</text:p>
      <text:p text:style-name="P8">1</text:p>
      <text:p text:style-name="P13"/>
      <text:p text:style-name="P15">2</text:p>
      <text:p text:style-name="P25">Got out of the while loop!</text:p>
      <text:p text:style-name="P24"><text:span text:style-name="T3">which means that the loop executes when </text:span><text:span text:style-name="Strong_20_Emphasis"><text:span text:style-name="Source_20_Text"><text:span text:style-name="T5">counter</text:span></text:span></text:span><text:span text:style-name="T3"> is equal to </text:span><text:span text:style-name="Source_20_Text"><text:span text:style-name="T7">1</text:span></text:span><text:span text:style-name="T3">, again when it is equal to </text:span><text:span text:style-name="Source_20_Text"><text:span text:style-name="T7">2</text:span></text:span><text:span text:style-name="T3">, but when is equal to </text:span><text:span text:style-name="Source_20_Text"><text:span text:style-name="T7">3</text:span></text:span><text:span text:style-name="T3"> finds a </text:span><text:span text:style-name="Strong_20_Emphasis"><text:span text:style-name="Source_20_Text"><text:span text:style-name="T5">break</text:span></text:span></text:span><text:span text:style-name="T3"> statement and jumps out of the loop, not executing any more lines of the loop. That's why when counter equals </text:span><text:span text:style-name="Source_20_Text"><text:span text:style-name="T7">3</text:span></text:span><text:span text:style-name="T3"> it never reaches the line where it prints its value.</text:span></text:p>
      <text:p text:style-name="P23">In [ ]:</text:p>
      <text:p text:style-name="P6"><text:span text:style-name="T13">int</text:span> counter <text:span text:style-name="T17">=</text:span> <text:span text:style-name="T17">0</text:span>;</text:p>
      <text:p text:style-name="P13"/>
      <text:p text:style-name="P12"><text:span text:style-name="T14">while</text:span> (counter <text:span text:style-name="T17">&lt;</text:span> <text:span text:style-name="T17">5</text:span>) {</text:p>
      <text:p text:style-name="P11"><text:s text:c="4"/><text:span text:style-name="T11">counter </text:span><text:span text:style-name="T18">+=</text:span><text:span text:style-name="T11"> </text:span><text:span text:style-name="T18">1</text:span><text:span text:style-name="T11">;</text:span></text:p>
      <text:p text:style-name="P11"><text:s text:c="4"/><text:span text:style-name="T16">if</text:span><text:span text:style-name="T11"> (counter </text:span><text:span text:style-name="T18">==</text:span><text:span text:style-name="T11"> </text:span><text:span text:style-name="T18">3</text:span><text:span text:style-name="T11">){</text:span></text:p>
      <text:p text:style-name="P11"><text:s text:c="8"/><text:span text:style-name="T16">continue</text:span><text:span text:style-name="T11">;</text:span></text:p>
      <text:p text:style-name="P11"><text:s text:c="4"/><text:span text:style-name="T11">}</text:span></text:p>
      <text:p text:style-name="P11"><text:s text:c="4"/><text:span text:style-name="T11">cout </text:span><text:span text:style-name="T18">&lt;&lt;</text:span><text:span text:style-name="T11"> counter </text:span><text:span text:style-name="T18">&lt;&lt;</text:span><text:span text:style-name="T11"> endl;</text:span></text:p>
      <text:p text:style-name="P12">}</text:p>
      <text:p text:style-name="P12">cout <text:span text:style-name="T17">&lt;&lt;</text:span> <text:span text:style-name="T19">" Got out of the while loop!"</text:span> <text:span text:style-name="T17">&lt;&lt;</text:span> endl;</text:p>
      <text:p text:style-name="P25">This example prints the following:</text:p>
      <text:p text:style-name="P23">In [ ]:</text:p>
      <text:p text:style-name="P8">1</text:p>
      <text:p text:style-name="P13"/>
      <text:p text:style-name="P15">2</text:p>
      <text:p text:style-name="P13"/>
      <text:p text:style-name="P15">4</text:p>
      <text:p text:style-name="P13"><text:soft-page-break/></text:p>
      <text:p text:style-name="P15">5</text:p>
      <text:p text:style-name="P25">Got out of the while loop!</text:p>
      <text:p text:style-name="P24"><text:span text:style-name="T3">which means that the loop executes when </text:span><text:span text:style-name="Strong_20_Emphasis"><text:span text:style-name="Source_20_Text"><text:span text:style-name="T5">counter</text:span></text:span></text:span><text:span text:style-name="T3"> is equal to </text:span><text:span text:style-name="Source_20_Text"><text:span text:style-name="T7">1</text:span></text:span><text:span text:style-name="T3">, again when it is equal to </text:span><text:span text:style-name="Source_20_Text"><text:span text:style-name="T7">2</text:span></text:span><text:span text:style-name="T3">, but when is equal to </text:span><text:span text:style-name="Source_20_Text"><text:span text:style-name="T7">3</text:span></text:span><text:span text:style-name="T3"> finds a </text:span><text:span text:style-name="Strong_20_Emphasis"><text:span text:style-name="Source_20_Text"><text:span text:style-name="T5">continue</text:span></text:span></text:span><text:span text:style-name="T3"> statement and jumps to the next iteration of the loop. As you can see, the loop continues to print the other values of counter (</text:span><text:span text:style-name="Source_20_Text"><text:span text:style-name="T7">4</text:span></text:span><text:span text:style-name="T3"> and </text:span><text:span text:style-name="Source_20_Text"><text:span text:style-name="T7">5</text:span></text:span><text:span text:style-name="T3">), but when counter equals </text:span><text:span text:style-name="Source_20_Text"><text:span text:style-name="T7">3</text:span></text:span><text:span text:style-name="T3"> it never reaches the line where it prints its value.</text:span></text:p>
      <text:h text:style-name="P4" text:outline-level="3"><text:span text:style-name="T1">2.5</text:span>   Summary</text:h>
      <text:p text:style-name="P25">In this chapter, we've just made our programs richer. We have understood what are the mechanics of a conditional statement and a loop, and we've reviewed the way of implementing them in C++. Keep in mind that these mechanics work for many more programming languages, they are just the very source of power of programming!</text:p>
      <text:p text:style-name="P25">Now our robots have a tiny bit of intelligence. Let's give them some mor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6:27:41.948990401</meta:creation-date>
    <dc:date>2024-02-07T06:28:59.681510496</dc:date>
    <meta:editing-duration>PT1M18S</meta:editing-duration>
    <meta:editing-cycles>1</meta:editing-cycles>
    <meta:document-statistic meta:table-count="0" meta:image-count="4" meta:object-count="0" meta:page-count="11" meta:paragraph-count="333" meta:word-count="3025" meta:character-count="16942" meta:non-whitespace-character-count="13926"/>
    <meta:generator>LibreOffice/6.4.7.2$Linux_X86_64 LibreOffice_project/40$Build-2</meta:generator>
  </office:meta>
</office:document-meta>
</file>